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1632in"/>
    </style:style>
    <style:style style:name="Table1.C" style:family="table-column">
      <style:table-column-properties style:column-width="3.2986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0.8125in" fo:keep-together="auto"/>
    </style:style>
    <style:style style:name="Table1.3" style:family="table-row">
      <style:table-row-properties style:min-row-height="1.0313in" fo:keep-together="auto"/>
    </style:style>
    <style:style style:name="Table1.5" style:family="table-row">
      <style:table-row-properties style:min-row-height="0.4896in" fo:keep-together="auto"/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">
      <style:paragraph-properties fo:margin-left="1in" fo:margin-right="0in" fo:text-indent="-0.25in" style:auto-text-indent="false"/>
    </style:style>
    <style:style style:name="P34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35" style:family="paragraph" style:parent-style-name="Standard" style:list-style-name="WWNum1">
      <style:paragraph-properties fo:margin-left="2in" fo:margin-right="0in" fo:text-indent="-0.25in" style:auto-text-indent="false"/>
    </style:style>
    <style:style style:name="P3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style:text-underline-style="none"/>
    </style:style>
    <style:style style:name="T1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aczyuw2yex2w"/><text:span text:style-name="T1">Desarrollo de Interfaces</text:span><text:span text:style-name="T2"><text:line-break/></text:span><text:span text:style-name="T3">Proyecto Entregable 01 - Diseño de una aplicación digital</text:span></text:p>
      <text:p text:style-name="P1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</text:span><draw:frame draw:style-name="fr3" draw:name="image3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0"><text:span text:style-name="T8"><text:s/>📖 </text:span><text:span text:style-name="T9">Importante</text:span></text:p>
      <text:p text:style-name="P11"/>
      <text:p text:style-name="P10"><text:span text:style-name="T8"><text:s/>❕ </text:span><text:span text:style-name="T9">Atención</text:span></text:p>
      <text:p text:style-name="P11"><text:s/></text:p>
      <text:p text:style-name="P10"><text:span text:style-name="T8"><text:s/>💬</text:span> <text:span text:style-name="T9">Interesante</text:span></text:p>
      <text:p text:style-name="P12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i7n91wajds6v" text:style-name="Index_20_Link" text:visited-style-name="Index_20_Link"><text:span text:style-name="T13">1. Visión General del Proyecto<text:tab/>3</text:span></text:a></text:p>
          <text:p text:style-name="P15"><text:soft-page-break/><text:a xlink:type="simple" xlink:href="#_8uqcb062r3y4" text:style-name="Index_20_Link" text:visited-style-name="Index_20_Link"><text:span text:style-name="T13">2. Entregables y Cronología (Fases del Proyecto)<text:tab/>3</text:span></text:a></text:p>
          <text:p text:style-name="P15"><text:a xlink:type="simple" xlink:href="#_26rmgykt7zbl" text:style-name="Index_20_Link" text:visited-style-name="Index_20_Link"><text:span text:style-name="T13">3. Criterios de Evaluación Detallados<text:tab/>4</text:span></text:a></text:p>
          <text:p text:style-name="P15"><text:a xlink:type="simple" xlink:href="#_9rz721cp0xq2" text:style-name="Index_20_Link" text:visited-style-name="Index_20_Link"><text:span text:style-name="T13">4. ¿No tienes ideas para el proyecto? ¡Inspírate aquí!<text:tab/>5</text:span></text:a></text:p>
        </text:index-body>
      </text:table-of-content>
      <text:p text:style-name="P13"/>
      <text:p text:style-name="P13"/>
      <text:p text:style-name="P17"/>
      <text:p text:style-name="P17"/>
      <text:p text:style-name="P23"><text:span text:style-name="T11">Proyecto Entregable 01 - Diseño de una aplicación digital - Unidades 01 al 06</text:span></text:p>
      <text:p text:style-name="Heading_20_1"><text:bookmark text:name="_i7n91wajds6v"/>1. Visión General del Proyecto</text:p>
      <text:p text:style-name="Standard">En este proyecto integrarás y aplicarás todos los conocimientos adquiridos durante las seis primeras unidades. Tu misión será diseñar, documentar y presentar una propuesta completa para una aplicación digital (para móvil, web o escritorio) que resuelva un problema real para un grupo específico de usuarios.</text:p>
      <text:p text:style-name="Standard">Deberás demostrar tu capacidad para seguir un proceso de diseño estructurado, desde la idea inicial hasta la creación de un prototipo navegable, justificando tus decisiones en cada paso.</text:p>
      <text:p text:style-name="Standard"><text:span text:style-name="T9">Requisitos clave:</text:span></text:p>
      <text:list xml:id="list3536326635" text:style-name="WWNum3">
        <text:list-item>
          <text:p text:style-name="P24">Temática: Libre. Se valorará especialmente la creatividad y la originalidad.</text:p>
        </text:list-item>
        <text:list-item>
          <text:p text:style-name="P24">Aplicación: Debe ser realista y estar dirigida a satisfacer una necesidad concreta de un público objetivo definido.</text:p>
        </text:list-item>
        <text:list-item>
          <text:p text:style-name="P24">Evaluación: Se valorará la calidad de la documentación, la usabilidad y realismo del prototipo y la claridad de la presentación oral.</text:p>
        </text:list-item>
      </text:list>
      <text:p text:style-name="Heading_20_1"><text:bookmark text:name="_8uqcb062r3y4"/>2. Entregables y Cronología (Fases del Proyecto)</text:p>
      <text:p text:style-name="Standard">El proyecto se divide en dos entregas principales:</text:p>
      <text:p text:style-name="Standard"><text:span text:style-name="T9">a) Documentación Técnica Integral (60% de la calificación final)</text:span><text:line-break/>Deberás crear un dosier único (en PDF) que incluya los siguientes apartados, cada uno correspondiente a una unidad:</text:p>
      <text:list xml:id="list3628604374" text:style-name="WWNum1">
        <text:list-item>
          <text:p text:style-name="P25"><text:span text:style-name="T9">1. Planificación y Análisis (Unidad 01) - 10%</text:span></text:p>
          <text:list>
            <text:list-item>
              <text:p text:style-name="P33">Objetivo principal de la aplicación.</text:p>
            </text:list-item>
            <text:list-item>
              <text:p text:style-name="P33">Análisis breve de 2-3 aplicaciones similares o competidores (qué hacen bien y qué oportunidades de mejora encuentras, incluso aunque no las vayas a implementar).</text:p>
            </text:list-item>
          </text:list>
        </text:list-item>
        <text:list-item>
          <text:p text:style-name="P25"><text:span text:style-name="T9">2. Principios de UI (Unidad 02) - 10%</text:span></text:p>
          <text:list>
            <text:list-item>
              <text:p text:style-name="P33">Identificación y justificación de al menos 3 principios de diseño de interfaz de usuario (ej: Ley de Fitts, Ley de Hick, Principio de Pareto, etc.) que hayas aplicado en tu diseño.</text:p>
            </text:list-item>
          </text:list>
        </text:list-item>
        <text:list-item>
          <text:p text:style-name="P25"><text:span text:style-name="T9">3. Design Thinking (Unidad 03) - 15%</text:span></text:p>
          <text:list>
            <text:list-item>
              <text:p text:style-name="P33">Problema: Definición clara y concisa del problema que intentas resolver.</text:p>
            </text:list-item>
            <text:list-item>
              <text:p text:style-name="P33">Selección: Un boceto rápido (sketch en papel o digital) de la idea final elegida.</text:p>
            </text:list-item>
          </text:list>
        </text:list-item>
        <text:list-item>
          <text:p text:style-name="P25"><text:span text:style-name="T9">4. Guía de Estilo Visual (Unidad 04) - 10%</text:span></text:p>
          <text:list>
            <text:list-item>
              <text:p text:style-name="P33">Paleta de colores: Muestra de colores primarios y secundarios con una breve justificación de por qué se eligieron (ej: transmiten confianza, son vibrantes, etc.).</text:p>
            </text:list-item>
            <text:list-item>
              <text:p text:style-name="P33">Tipografía: Elección de fuentes para títulos y cuerpo de texto, explicando el motivo.</text:p>
            </text:list-item>
            <text:list-item>
              <text:p text:style-name="P33">Estilo visual: Descripción del estilo general (ej: minimalista, moderno, lúdico).</text:p>
            </text:list-item>
          </text:list>
        </text:list-item>
        <text:list-item>
          <text:p text:style-name="P25"><text:span text:style-name="T9">5. Diseño de Interacción (Unidad 05) - 10%</text:span></text:p>
          <text:list>
            <text:list-item>
              <text:p text:style-name="P33">Se debe presentar el diseño esquemático de un formulario importante dentro de la aplicación (ej: registro, inicio de sesión, checkout, etc.). Se aceptan wireframes realizados en herramientas como Figma o dibujados a mano, siempre que sean claros y legibles. El objetivo es mostrar la estructura básica, los campos necesarios y la disposición de los elementos, sin incluir detalles visuales avanzados.</text:p>
            </text:list-item>
          </text:list>
        </text:list-item>
        <text:list-item>
          <text:p text:style-name="P25"><text:span text:style-name="T9">6. Arquitectura y Prototipo (Unidad 06) - 45%</text:span></text:p>
          <text:list>
            <text:list-item>
              <text:p text:style-name="P33"><text:soft-page-break/><text:span text:style-name="T9">Prototipo navegable o demostración de navegación:</text:span> </text:p>
              <text:list>
                <text:list-item>
                  <text:p text:style-name="P34">Se debe entregar un prototipo interactivo de baja fidelidad que permita visualizar la navegación entre las pantallas de la interfaz, sin necesidad de incluir elementos visuales detallados.</text:p>
                </text:list-item>
                <text:list-item>
                  <text:p text:style-name="P34">El prototipo debe permitir visualizar de manera clara y comprensible la navegación y el flujo de uso, aunque se utilicen wireframes básicos, bocetos simples o estructuras muy simplificadas.</text:p>
                </text:list-item>
                <text:list-item>
                  <text:p text:style-name="P34">Se aceptan como entrega uno de los siguientes elementos:</text:p>
                  <text:list>
                    <text:list-item>
                      <text:p text:style-name="P35">Prototipos creados en herramientas como Figma, o <text:s/>iPowerPoint/Google Slides, así como esquemas a mano escaneados o fotografiados con anotaciones que simulen la interacción (por ejemplo, mediante flechas o notas que indiquen la acción al pulsar en un botón). </text:p>
                    </text:list-item>
                    <text:list-item>
                      <text:p text:style-name="P35">Lo importante es que el prototipo sea navegable o se muestre visualmente el flujo de uso, aunque los diseños sean wireframes básicos, sketches, o bocetos escaneados.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9">b) Defensa Oral - Presentación Pechakucha (15% de la calificación final)</text:span></text:p>
      <text:list xml:id="list71625604" text:style-name="WWNum7">
        <text:list-item>
          <text:p text:style-name="P26"><text:span text:style-name="T9">Formato</text:span>: Pechakucha (20 diapositivas x 20 segundos cada una = 6 minutos 40 segundos en total).</text:p>
        </text:list-item>
        <text:list-item>
          <text:p text:style-name="P26"><text:span text:style-name="T9">Contenido</text:span>: En la presentación se debe explicar al profesorado el trabajo realizado en este proyecto.</text:p>
        </text:list-item>
        <text:list-item>
          <text:p text:style-name="P26"><text:span text:style-name="T9">Formato:</text:span> Las diapositivas deben ser visuales y sintéticas. Usa imágenes de tu prototipo, diagramas y palabras clave. Evita bloques de texto densos. La presentación debe apoyar tu explicación oral, no reemplazarla.</text:p>
        </text:list-item>
        <text:list-item>
          <text:p text:style-name="P26"><text:span text:style-name="T9">Dinámica</text:span>: Exposición individual. Deberéis concertar una cita con el profesor para realizar la defensa.</text:p>
        </text:list-item>
        <text:list-item>
          <text:p text:style-name="P26"><text:span text:style-name="T9">Objetivo</text:span>: Demostrar tu capacidad para comunicar de forma clara, concisa y persuasiva el proceso de diseño, las decisiones tomadas y el valor de tu aplicación.</text:p>
        </text:list-item>
      </text:list>
      <text:p text:style-name="Heading_20_1"><text:bookmark text:name="_26rmgykt7zbl"/>3. Criterios de Evaluación Detallados</text:p>
      <text:p text:style-name="Standard">Tu calificación final se calculará con la siguiente ponderación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9">Componente</text:span></text:p>
          </table:table-cell>
          <table:table-cell table:style-name="Table1.B1" office:value-type="string">
            <text:p text:style-name="P22"><text:span text:style-name="T9">Peso</text:span></text:p>
          </table:table-cell>
          <table:table-cell table:style-name="Table1.B1" office:value-type="string">
            <text:p text:style-name="P22"><text:span text:style-name="T9">¿Qué se valorará?</text:span></text:p>
          </table:table-cell>
        </table:table-row>
        <table:table-row table:style-name="Table1.2">
          <table:table-cell table:style-name="Table1.A1" office:value-type="string">
            <text:p text:style-name="P22"><text:span text:style-name="T9">Documentación Técnica</text:span></text:p>
          </table:table-cell>
          <table:table-cell table:style-name="Table1.B1" office:value-type="string">
            <text:p text:style-name="P22">60%</text:p>
          </table:table-cell>
          <table:table-cell table:style-name="Table1.B1" office:value-type="string">
            <text:p text:style-name="P22">Calidad, exhaustividad, coherencia entre apartados y correcta aplicación de los conceptos teóricos de las unidades.</text:p>
          </table:table-cell>
        </table:table-row>
        <table:table-row table:style-name="Table1.3">
          <table:table-cell table:style-name="Table1.A1" office:value-type="string">
            <text:p text:style-name="P22"><text:span text:style-name="T9">Defensa Oral (Pechakucha)</text:span></text:p>
          </table:table-cell>
          <table:table-cell table:style-name="Table1.B1" office:value-type="string">
            <text:p text:style-name="P22">15%</text:p>
          </table:table-cell>
          <table:table-cell table:style-name="Table1.B1" office:value-type="string">
            <text:p text:style-name="P22">Capacidad de síntesis, claridad al comunicar, dominio del tema, ritmo y calidad de la exposición.</text:p>
          </table:table-cell>
        </table:table-row>
        <table:table-row table:style-name="Table1.3">
          <table:table-cell table:style-name="Table1.A1" office:value-type="string">
            <text:p text:style-name="P22"><text:span text:style-name="T9">Prototipo Navegable</text:span></text:p>
          </table:table-cell>
          <table:table-cell table:style-name="Table1.B1" office:value-type="string">
            <text:p text:style-name="P22">25%</text:p>
          </table:table-cell>
          <table:table-cell table:style-name="Table1.B1" office:value-type="string">
            <text:p text:style-name="P22">Nota técnica integrada en U06. Se evalúa por separado por su importancia. Funcionalidad, interacción, fluidez y detalle.</text:p>
          </table:table-cell>
        </table:table-row>
        <table:table-row table:style-name="Table1.5">
          <table:table-cell table:style-name="Table1.A1" office:value-type="string">
            <text:p text:style-name="P22"><text:span text:style-name="T9">TOTAL</text:span></text:p>
          </table:table-cell>
          <table:table-cell table:style-name="Table1.B1" office:value-type="string">
            <text:p text:style-name="P22">100%</text:p>
          </table:table-cell>
          <table:table-cell table:style-name="Table1.B1" office:value-type="string">
            <text:p text:style-name="P22"/>
          </table:table-cell>
        </table:table-row>
      </table:table>
      <text:p text:style-name="Standard"><text:span text:style-name="T9">Consejo final</text:span>: Piensa en un problema que te motive. Un proyecto sobre algo que te apasione o que creas que realmente puede ayudar a alguien será mucho más fácil de desarrollar y defender. ¡Disfruta del proceso creativo!</text:p>
      <text:p text:style-name="Heading_20_1"><text:bookmark text:name="_9rz721cp0xq2"/>4. ¿No tienes ideas para el proyecto? ¡Inspírate aquí!</text:p>
      <text:p text:style-name="Standard">Elegir una idea puede ser lo más difícil. El truco es pensar en problemas cotidianos que tú o las personas a tu alrededor experimentáis. Aquí tienes algunas categorías e ideas para impulsarte:</text:p>
      <text:p text:style-name="Standard"><text:span text:style-name="T9">1. Productividad y vida estudiantil:</text:span></text:p>
      <text:list xml:id="list67700591" text:style-name="WWNum9">
        <text:list-item>
          <text:p text:style-name="P27">"InstiTrack": Una app para estudiantes que centralice horarios de clase, fechas de entrega de proyectos, recordatorios de estudio y permite formar grupos de trabajo de manera fácil.</text:p>
        </text:list-item>
        <text:list-item>
          <text:p text:style-name="P27">"Apuntes compartidos": Una plataforma donde los estudiantes de tu facultad puedan compartir apuntes, resúmenes y materiales de estudio de forma organizada y colaborativa.</text:p>
        </text:list-item>
        <text:list-item>
          <text:p text:style-name="P27">"FocusSpace": Una app que ayuda a combatir la procrastinación combinando la técnica Pomodoro con la creación de un ambiente de sonido personalizado (ruido blanco, sonidos de biblioteca, etc.).</text:p>
        </text:list-item>
      </text:list>
      <text:p text:style-name="Standard"><text:soft-page-break/><text:span text:style-name="T9">2. Bienestar y Salud:</text:span></text:p>
      <text:list xml:id="list1663064532" text:style-name="WWNum5">
        <text:list-item>
          <text:p text:style-name="P28">"MindfulMoment": Una aplicación guiada para principiantes en la meditación y el mindfulness, con sesiones cortas adaptadas a tu estado de ánimo (ansiedad antes de un examen, dificultad para dormir, etc.).</text:p>
        </text:list-item>
        <text:list-item>
          <text:p text:style-name="P28">"HidratApp": Una app simple y gamificada que te recuerda beber agua a lo del día, permitiendo personalizar metas y seguimiento.</text:p>
        </text:list-item>
        <text:list-item>
          <text:p text:style-name="P28">"ComedorSaludable: Una app para gestionar menús semanales saludables con recetas rápidas y listas de la compra automáticas, diseñada para estudiantes con poco tiempo.</text:p>
        </text:list-item>
      </text:list>
      <text:p text:style-name="Standard"><text:span text:style-name="T9">3. Comunidad y local:</text:span></text:p>
      <text:list xml:id="list2622422895" text:style-name="WWNum8">
        <text:list-item>
          <text:p text:style-name="P29">"VecinoApp": Una red social hiperlocal para tu barrio o urbanización para intercambiar objetos, recomendar profesionales, organizar eventos vecinales o alertar de incidencias.</text:p>
        </text:list-item>
        <text:list-item>
          <text:p text:style-name="P29">"TruequeUni": Una plataforma para que los estudiantes puedan intercambiar libros de texto, apuntes, o incluso habilidades (ej: "te ayono con programación a cambio de que me des clases de inglés").</text:p>
        </text:list-item>
        <text:list-item>
          <text:p text:style-name="P29">"EventosNearU": Un agregador de eventos de ocio, cultura y deporte low-cost o gratuitos en tu ciudad, con filtros por intereses y la posibilidad de quedar con amigos.</text:p>
        </text:list-item>
      </text:list>
      <text:p text:style-name="Standard"><text:span text:style-name="T9">4. Sostenibilidad y medio Ambiente:</text:span></text:p>
      <text:list xml:id="list955986567" text:style-name="WWNum4">
        <text:list-item>
          <text:p text:style-name="P30">"EcoGuía": Una app que te ayuda a reciclar correctamente escaneando el código de barras de un producto y te indica en qué contenedor va cada envase.</text:p>
        </text:list-item>
        <text:list-item>
          <text:p text:style-name="P30">"Too Good To Go Local": Un prototipo para conectar pequeñas tiendas de barrio (panaderías, fruterías) con usuarios para vender excedentes diarios a bajo coste y evitar el desperdicio de comida.</text:p>
        </text:list-item>
      </text:list>
      <text:p text:style-name="Standard"><text:span text:style-name="T9">5. Ocio y tiempo libre:</text:span></text:p>
      <text:list xml:id="list3944561489" text:style-name="WWNum6">
        <text:list-item>
          <text:p text:style-name="P31">"BookClub Connect": Una app para encontrar y gestionar clubs de lectura presenciales o virtuales en tu zona, con herramientas para organizar las lecturas y debates.</text:p>
        </text:list-item>
        <text:list-item>
          <text:p text:style-name="P31">"RutaArtística": Una aplicación que sugiere rutas personalizadas para descubrir street art, galerías pequeñas o arquitectura interesante en tu ciudad.</text:p>
        </text:list-item>
      </text:list>
      <text:p text:style-name="Standard"><text:span text:style-name="T9">¿Cómo elegir?</text:span></text:p>
      <text:list xml:id="list764080716" text:style-name="WWNum2">
        <text:list-item>
          <text:p text:style-name="P32">Piensa en ti: ¿Qué app te gustaría que existiera para hacer tu vida más fácil?</text:p>
        </text:list-item>
        <text:list-item>
          <text:p text:style-name="P32">Piensa en tu entorno: ¿Qué problema tienen tus amigos, familia o compañeros de clase?</text:p>
        </text:list-item>
        <text:list-item>
          <text:p text:style-name="P32">Mantén el foco: Elige una idea sencilla y concreta. Es mejor hacer muy bien una o dos funciones clave que plantear una app gigante e imposible de prototipar.</text:p>
        </text:list-item>
      </text:list>
      <text:p text:style-name="Standard">¡No busques la idea perfecta, busca un problema interesante al que dar una solución de diseñ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 <text:tab/> <text:s text:c="36"/>Proyecto Entregable 01 - Diseño de una aplicación digital - Unidades 01 al 06</text:span></text:p>
      </style:header>
      <style:footer>
        <text:p text:style-name="MP4"><text:span text:style-name="MT1">CFGS DAM<text:tab/><text:tab/>Proyecto 01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5" meta:paragraph-count="99" meta:word-count="1442" meta:character-count="9150" meta:non-whitespace-character-count="7804"/>
    <meta:generator>LibreOfficeDev/6.0.5.2$Linux_X86_64 LibreOffice_project/</meta:generator>
  </office:meta>
</office:document-meta>
</file>